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d509" officeooo:paragraph-rsid="000ed5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_______________________________________________________________________</text:p>
      <text:p text:style-name="P1">&lt;regra&gt; <text:tab/><text:tab/>::=<text:tab/>SE &lt;antecedente&gt; ENTÃO &lt;consequente&gt;</text:p>
      <text:p text:style-name="P1">&lt;antecedente&gt; <text:tab/>::=<text:tab/>&lt;condição&gt; +</text:p>
      <text:p text:style-name="P1">&lt;consequente&gt; <text:tab/>::=<text:tab/>&lt;condição&gt; +</text:p>
      <text:p text:style-name="P1">&lt;condição&gt; <text:tab/><text:tab/>::=<text:tab/>&lt;atributo&gt; &lt;operador&gt; &lt;valor&gt;</text:p>
      <text:p text:style-name="P1">&lt;atributo&gt; <text:tab/><text:tab/>::=<text:tab/>Cada um dos possíveis atributos do conjunto</text:p>
      <text:p text:style-name="P1">&lt;valor&gt; <text:tab/><text:tab/>::=<text:tab/>Cada um dos possíveis valores de cada atributo do domínio</text:p>
      <text:p text:style-name="P1">&lt;operador&gt; <text:tab/><text:tab/>::=<text:tab/><text:span text:style-name="T2">=</text:span> | <text:s/><text:span text:style-name="T2">&gt;</text:span> | <text:s/><text:span text:style-name="T2">&lt;</text:span> <text:s/>| <text:s/><text:span text:style-name="T2">&gt;=</text:span> <text:s/>| <text:s/><text:span text:style-name="T2">=&lt;</text:span> <text:s/>| <text:s/><text:span text:style-name="T1">!=</text:span></text:p>
      <text:p text:style-name="P1">________________________________________________________________________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6:37:40.027332580</meta:creation-date>
    <dc:date>2018-11-15T16:54:19.636788186</dc:date>
    <meta:editing-duration>PT16M4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55" meta:character-count="481" meta:non-whitespace-character-count="415"/>
  </office:meta>
</office:document-meta>
</file>